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5434942932668404583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5"><text:soft-page-break/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/>
      <text:p text:style-name="P5"><text:soft-page-break/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5"><text:span text:style-name="T1"/></text:p>
      <text:p text:style-name="P5">Mon Aug 19, 2019 <text:span text:style-name="T1">4 miles</text:span> <text:s/></text:p>
      <text:p text:style-name="P5">I walked 0.1 miles at the beginning of each ½ mile and averaged 12:00/mile for 4 m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9T10:08:09.53</dc:date>
    <dc:creator>James  Lombardi</dc:creator>
    <meta:editing-duration>PT15H33M28S</meta:editing-duration>
    <meta:editing-cycles>78</meta:editing-cycles>
    <meta:generator>OpenOffice/4.1.2$Win32 OpenOffice.org_project/412m3$Build-9782</meta:generator>
    <meta:document-statistic meta:table-count="0" meta:image-count="0" meta:object-count="0" meta:page-count="16" meta:paragraph-count="391" meta:word-count="4087" meta:character-count="20350"/>
  </office:meta>
</office:document-meta>
</file>